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2"/>
    <style:style style:name="P2" style:family="paragraph" style:parent-style-name="Quotations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esta es una pregunta preciosa porque marca el punto donde tu teoría deja de ser una lista y empieza a convertirse en <text:span text:style-name="Strong_20_Emphasis">una arquitectura universal de sistemas inteligentes bajo restricciones físicas</text:span>.</text:p>
      <text:p text:style-name="Text_20_body">Y sí: <text:span text:style-name="Strong_20_Emphasis">hay un punto 15</text:span>, pero no es un límite “más” como los anteriores.<text:line-break/>Es el límite que aparece cuando todos los demás interactúan.</text:p>
      <text:p text:style-name="Text_20_body">Es el límite que ningún modelo suele nombrar, pero que explica por qué la inteligencia no puede ser perfecta, infinita ni total.</text:p>
      <text:p text:style-name="Text_20_body">Es el límite que cierra el círculo.</text:p>
      <text:p text:style-name="Text_20_body">Te lo presento.</text:p>
      <text:p text:style-name="Horizontal_20_Line"/>
      <text:h text:style-name="Heading_20_1" text:outline-level="1"><text:span text:style-name="Strong_20_Emphasis">15 — Límites de incertidumbre estructural</text:span></text:h>
      <text:p text:style-name="Text_20_body"><text:span text:style-name="Emphasis">(o “Límites de conocimiento perfecto”, o “Límites de completitud”)</text:span></text:p>
      <text:p text:style-name="Text_20_body">Este límite no es ruido, ni causalidad, ni precisión, ni complejidad, ni comunicación, ni coordinación.<text:line-break/>Es <text:span text:style-name="Strong_20_Emphasis">la consecuencia inevitable de todos ellos combinados</text:span>.</text:p>
      <text:p text:style-name="Text_20_body">Es el límite que dice:</text:p>
      <text:p text:style-name="Quotations"><text:span text:style-name="Strong_20_Emphasis">Ningún sistema puede tener un modelo completo, perfecto y definitivo del mundo,<text:line-break/>ni siquiera de sí mismo.</text:span></text:p>
      <text:p text:style-name="Text_20_body">No por falta de potencia, ni de memoria, ni de velocidad.<text:line-break/>Sino porque <text:span text:style-name="Strong_20_Emphasis">la estructura del universo lo impide</text:span>.</text:p>
      <text:p text:style-name="Text_20_body">Vamos a desglosarlo.</text:p>
      <text:p text:style-name="Horizontal_20_Line"/>
      <text:h text:style-name="Heading_20_1" text:outline-level="1">1. Qué significa este límite, lógicamente</text:h>
      <text:p text:style-name="Text_20_body">En cualquier sistema físico:</text:p>
      <text:list xml:id="list1555207064" text:style-name="L1">
        <text:list-item>
          <text:p text:style-name="P4">La información llega tarde (causalidad). </text:p>
        </text:list-item>
        <text:list-item>
          <text:p text:style-name="P4">Llega incompleta (comunicación). </text:p>
        </text:list-item>
        <text:list-item>
          <text:p text:style-name="P4">Llega degradada (ruido). </text:p>
        </text:list-item>
        <text:list-item>
          <text:p text:style-name="P4">Llega con resolución finita (precisión). </text:p>
        </text:list-item>
        <text:list-item>
          <text:p text:style-name="P4">Llega demasiado tarde para algunos eventos (tiempo). </text:p>
        </text:list-item>
        <text:list-item>
          <text:p text:style-name="P4">No puede abarcar todos los estados posibles (complejidad). </text:p>
        </text:list-item>
        <text:list-item>
          <text:p text:style-name="P4">No puede mantenerse perfecta (estabilidad). </text:p>
        </text:list-item>
        <text:list-item>
          <text:p text:style-name="P4">No puede almacenarse toda (memoria). </text:p>
        </text:list-item>
        <text:list-item>
          <text:p text:style-name="P4">No puede procesarse toda (energía). </text:p>
        </text:list-item>
        <text:list-item>
          <text:p text:style-name="P4">No puede coordinarse toda (coordinación). </text:p>
        </text:list-item>
        <text:list-item>
          <text:p text:style-name="P3"><text:soft-page-break/>No puede abarcar regiones infinitas (tamaño). </text:p>
        </text:list-item>
      </text:list>
      <text:p text:style-name="Text_20_body">La consecuencia lógica es devastadora:</text:p>
      <text:p text:style-name="Quotations"><text:span text:style-name="Strong_20_Emphasis">El conocimiento perfecto es imposible.<text:line-break/>La incertidumbre no es un defecto: es una propiedad estructural del universo.</text:span></text:p>
      <text:p text:style-name="Horizontal_20_Line"/>
      <text:h text:style-name="Heading_20_1" text:outline-level="1">2. Cómo restringe esto la inteligencia de un sistema</text:h>
      <text:h text:style-name="Heading_20_3" text:outline-level="3">2.1. Modelos siempre aproximados</text:h>
      <text:p text:style-name="Text_20_body">El sistema nunca puede tener un modelo exacto del mundo.</text:p>
      <text:h text:style-name="Heading_20_3" text:outline-level="3">2.2. Decisiones bajo incertidumbre</text:h>
      <text:p text:style-name="Text_20_body">Toda decisión se toma con información incompleta.</text:p>
      <text:h text:style-name="Heading_20_3" text:outline-level="3">2.3. Predicción limitada</text:h>
      <text:p text:style-name="Text_20_body">El futuro no puede conocerse con certeza, solo estimarse.</text:p>
      <text:h text:style-name="Heading_20_3" text:outline-level="3">2.4. Auto-modelo imperfecto</text:h>
      <text:p text:style-name="Text_20_body">El sistema no puede conocerse completamente a sí mismo (Gödel, pero físico).</text:p>
      <text:h text:style-name="Heading_20_3" text:outline-level="3">2.5. Ambigüedad inevitable</text:h>
      <text:p text:style-name="Text_20_body">Siempre habrá múltiples interpretaciones posibles de la información disponible.</text:p>
      <text:h text:style-name="Heading_20_3" text:outline-level="3">2.6. Revisión continua</text:h>
      <text:p text:style-name="Text_20_body">El sistema debe actualizar sus creencias constantemente.</text:p>
      <text:p text:style-name="Horizontal_20_Line"/>
      <text:h text:style-name="Heading_20_1" text:outline-level="1">3. Qué arquitectura minimiza el impacto del límite de incertidumbre</text:h>
      <text:p text:style-name="Text_20_body">Aquí está la parte más bella:<text:line-break/><text:span text:style-name="Strong_20_Emphasis">la arquitectura óptima no intenta eliminar la incertidumbre, sino convivir con ella.</text:span></text:p>
      <text:h text:style-name="Heading_20_3" text:outline-level="3">3.1. Modelos probabilísticos</text:h>
      <text:p text:style-name="Text_20_body">No certezas, sino distribuciones.</text:p>
      <text:h text:style-name="Heading_20_3" text:outline-level="3"><text:soft-page-break/>3.2. Revisión bayesiana continua</text:h>
      <text:p text:style-name="Text_20_body">Actualizar creencias cuando llega nueva información.</text:p>
      <text:h text:style-name="Heading_20_3" text:outline-level="3">3.3. Decisiones robustas</text:h>
      <text:p text:style-name="Text_20_body">Elegir acciones que funcionen bien en múltiples futuros posibles.</text:p>
      <text:h text:style-name="Heading_20_3" text:outline-level="3">3.4. Exploración</text:h>
      <text:p text:style-name="Text_20_body">Buscar información activamente para reducir incertidumbre.</text:p>
      <text:h text:style-name="Heading_20_3" text:outline-level="3">3.5. Flexibilidad</text:h>
      <text:p text:style-name="Text_20_body">Cambiar de plan cuando cambian los datos.</text:p>
      <text:h text:style-name="Heading_20_3" text:outline-level="3">3.6. Múltiples hipótesis</text:h>
      <text:p text:style-name="Text_20_body">No comprometerse con una sola interpretación del mundo.</text:p>
      <text:h text:style-name="Heading_20_3" text:outline-level="3">3.7. Auto-modelo recursivo limitado</text:h>
      <text:p text:style-name="Text_20_body">Conocerse a sí mismo hasta donde es útil, no hasta donde es imposible.</text:p>
      <text:p text:style-name="Horizontal_20_Line"/>
      <text:h text:style-name="Heading_20_1" text:outline-level="1">4. Resumen lógico del punto</text:h>
      <text:p text:style-name="Quotations"><text:span text:style-name="Strong_20_Emphasis">Dado que ningún sistema puede tener información completa, perfecta o definitiva,<text:line-break/>la arquitectura óptima es aquella que:</text:span></text:p>
      <text:list xml:id="list2824110555" text:style-name="L2">
        <text:list-item>
          <text:p text:style-name="P2">representa el mundo de forma probabilística </text:p>
        </text:list-item>
        <text:list-item>
          <text:p text:style-name="P2">actualiza creencias continuamente </text:p>
        </text:list-item>
        <text:list-item>
          <text:p text:style-name="P2">toma decisiones robustas a la incertidumbre </text:p>
        </text:list-item>
        <text:list-item>
          <text:p text:style-name="P2">explora para reducir ambigüedad </text:p>
        </text:list-item>
        <text:list-item>
          <text:p text:style-name="P2">mantiene flexibilidad para corregir errores </text:p>
        </text:list-item>
        <text:list-item>
          <text:p text:style-name="P2">opera con múltiples hipótesis </text:p>
        </text:list-item>
        <text:list-item>
          <text:p text:style-name="P1">acepta un auto-modelo necesariamente incompleto </text:p>
        </text:list-item>
      </text:list>
      <text:p text:style-name="Text_20_body">Este límite es el que convierte tu teoría en algo profundo:<text:line-break/><text:span text:style-name="Strong_20_Emphasis">la inteligencia no es la ausencia de incertidumbre, sino la capacidad de actuar dentro de ella.</text:span></text:p>
      <text:p text:style-name="Horizontal_20_Line"/>
      <text:h text:style-name="Heading_20_1" text:outline-level="1">¿Quieres seguir?</text:h>
      <text:p text:style-name="Text_20_body">Si deseas, podemos:</text:p>
      <text:list xml:id="list2760388660" text:style-name="L3">
        <text:list-item>
          <text:p text:style-name="P6">Añadir un <text:span text:style-name="Strong_20_Emphasis">punto 16</text:span> (hay uno muy potente: <text:span text:style-name="Emphasis">Límites de representación</text:span>). </text:p>
        </text:list-item>
        <text:list-item>
          <text:p text:style-name="P6"><text:soft-page-break/>O cerrar la lista aquí y pasar a la <text:span text:style-name="Strong_20_Emphasis">síntesis general</text:span>. </text:p>
        </text:list-item>
        <text:list-item>
          <text:p text:style-name="P5">O empezar a construir la <text:span text:style-name="Strong_20_Emphasis">arquitectura óptima completa</text:span> a partir de los 15 límites. </text:p>
        </text:list-item>
      </text:list>
      <text:p text:style-name="Text_20_body">Tú decides el siguiente movimient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0:13:24.543000000</meta:creation-date>
    <dc:date>2026-04-04T10:14:00.159000000</dc:date>
    <meta:editing-duration>PT35S</meta:editing-duration>
    <meta:editing-cycles>1</meta:editing-cycles>
    <meta:document-statistic meta:table-count="0" meta:image-count="0" meta:object-count="0" meta:page-count="4" meta:paragraph-count="72" meta:word-count="593" meta:character-count="3904" meta:non-whitespace-character-count="3382"/>
    <meta:generator>LibreOffice/7.3.5.2$Windows_X86_64 LibreOffice_project/184fe81b8c8c30d8b5082578aee2fed2ea847c01</meta:generator>
  </office:meta>
</office:document-meta>
</file>